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a3524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0ea726" officeooo:paragraph-rsid="000ea726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28"/>
      <text:p text:style-name="P28"/>
      <text:p text:style-name="P28">Dilluns<text:tab/>25/09/23</text:p>
      <text:p text:style-name="P2"/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28"/>
      <text:p text:style-name="P28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28"/>
      <text:p text:style-name="P28"/>
      <text:p text:style-name="P28">Dimecres<text:tab/>27/09/23</text:p>
      <text:p text:style-name="P28"/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/>
      <text:p text:style-name="P12">Baixem al taller per fer pletina de 50 x 15 (per taquilles). </text:p>
      <text:p text:style-name="P28"/>
      <text:p text:style-name="P28">Dijous<text:tab/><text:tab/>28/09/23</text:p>
      <text:p text:style-name="P28"/>
      <text:p text:style-name="P15">Inventari taller 1 mecanitzat, cada alumne fa invetari del seu calaix.</text:p>
      <text:p text:style-name="P35"/>
      <text:p text:style-name="P13">Unitat1 – El puesto de trabajo</text:p>
      <text:p text:style-name="P13">Comentem <text:span text:style-name="T2">eines de subjecció: alicates.</text:span></text:p>
      <text:p text:style-name="P29"/>
      <text:p text:style-name="P29"/>
      <text:p text:style-name="P36">Dilluns<text:tab/><text:span text:style-name="T3">0</text:span>2/<text:span text:style-name="T3">10</text:span>/23</text:p>
      <text:p text:style-name="P30"/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6"/>
      <text:p text:style-name="P18">Baixem al taller a continuar fent peces de 50 x 15.</text:p>
      <text:p text:style-name="P16"/>
      <text:p text:style-name="P31"/>
      <text:p text:style-name="P31">Di<text:span text:style-name="T4">marts</text:span><text:tab/><text:span text:style-name="T3">03</text:span>/<text:span text:style-name="T3">10</text:span>/23</text:p>
      <text:p text:style-name="P31"/>
      <text:p text:style-name="P17">Unitat <text:span text:style-name="T4">2 Representacion gràfica</text:span></text:p>
      <text:p text:style-name="P19">Comentem document “trazado_representacion_grafica.pdf”</text:p>
      <text:p text:style-name="P19"/>
      <text:p text:style-name="P19">Mirem vídeo explicatiu de com taladrar</text:p>
      <text:p text:style-name="P19">https://youtu.be/p6aK5HLJibA?feature=shared</text:p>
      <text:p text:style-name="P17"/>
      <text:p text:style-name="P21">Baixem al taller, on faig demostració de com taladrar i comentem con fixar les peces per posar pany a les taquilles.</text:p>
      <text:p text:style-name="P21"/>
      <text:p text:style-name="P21"/>
      <text:p text:style-name="P32">Di<text:span text:style-name="T4">mecres</text:span><text:tab/><text:span text:style-name="T3">04</text:span>/<text:span text:style-name="T3">10</text:span>/23</text:p>
      <text:p text:style-name="P32"/>
      <text:p text:style-name="P21">Aviso que demà farem treball autònom a classe, consistint en respondre a preguntes relacionades amb la teoria que hem vist fins ara (eines i acotació).</text:p>
      <text:p text:style-name="P21"/>
      <text:p text:style-name="P21">Baixem al taller per continuar amb les peces per posar pany a les taquilles.</text:p>
      <text:p text:style-name="P21"/>
      <text:p text:style-name="P21"/>
      <text:p text:style-name="P32">D<text:span text:style-name="T5">ijous</text:span><text:tab/><text:span text:style-name="T3">05</text:span>/<text:span text:style-name="T3">10</text:span>/23</text:p>
      <text:p text:style-name="P32"/>
      <text:p text:style-name="P21">Treball autònom, consistint en respondre a preguntes relacionades amb la teoria que hem vist fins ara (eines i acotació).</text:p>
      <text:p text:style-name="P21"/>
      <text:p text:style-name="P20"/>
      <text:p text:style-name="P33">D<text:span text:style-name="T5">illuns</text:span><text:tab/><text:span text:style-name="T3">09</text:span>/<text:span text:style-name="T3">10</text:span>/23</text:p>
      <text:p text:style-name="P33"/>
      <text:p text:style-name="P26">Explicació lectura peu de rei.</text:p>
      <text:p text:style-name="P27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34"/>
      <text:p text:style-name="P37">D<text:span text:style-name="T5">imarts</text:span><text:tab/><text:span text:style-name="T7">10</text:span>/<text:span text:style-name="T3">10</text:span>/23</text:p>
      <text:p text:style-name="P34"/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23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0-10T19:25:35.816089683</dc:date>
    <meta:editing-duration>PT24M49S</meta:editing-duration>
    <meta:editing-cycles>21</meta:editing-cycles>
    <meta:document-statistic meta:table-count="0" meta:image-count="0" meta:object-count="0" meta:page-count="3" meta:paragraph-count="53" meta:word-count="374" meta:character-count="2442" meta:non-whitespace-character-count="2111"/>
  </office:meta>
</office:document-meta>
</file>